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leConnectionManager.service( ServiceManager component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ConnectionManager.getMaximumNumberOfOpenConnectionsPerI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ConnectionManager.connect( String name , ServerSocket socket , ConnectionHandlerFactory handlerFactory , ThreadPool threadPool , int maxOpenConnections , int maxOpenConnectionsPerIP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SimpleConnectionManager.dispose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SimpleConnectionManager.setThreadManager( ThreadManager thread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ConnectionManager.connect( String name , ServerSocket socket , ConnectionHandlerFactory handlerFactory , ThreadPool threadPool , int maxOpenConnec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ConnectionManager.disconnect( final String name , final boolean tearDow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impleConnectionManager.connect( String name , ServerSocket socket , ConnectionHandlerFactory handlerFactory , int maxOpenConnections , int maxOpenConnectionsPerI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SimpleConnectionManager.disconnect( final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ConnectionManager.connect( String name , ServerSocket socket , ConnectionHandlerFactory handler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ConnectionManager.connect( String name , ServerSocket socket , ConnectionHandlerFactory handlerFactory , int maxOpenConnec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ConnectionManager.connect( String name , ServerSocket socket , ConnectionHandlerFactory handlerFactory , ThreadPool threadPoo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ConnectionManager.configure( final Configuration configuration )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SimpleConnectionManager.getMaximumNumberOfOpenConnec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